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abic Typesetting" svg:font-family="Arabic Typesetting" style:font-family-generic="script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6.2687in"/>
    </style:style>
    <style:style style:name="Table1" style:family="table" style:master-page-name="MP0">
      <style:table-properties style:width="6.2687in" style:rel-width="100%" fo:margin-left="0in" table:align="left"/>
    </style:style>
    <style:style style:name="TableRow3" style:family="table-row">
      <style:table-row-properties style:min-row-height="2in"/>
    </style:style>
    <style:style style:name="TableCell4" style:family="table-cell">
      <style:table-cell-properties fo:border="none" style:writing-mode="lr-tb" fo:padding-top="0in" fo:padding-left="0.075in" fo:padding-bottom="0in" fo:padding-right="0.075in"/>
    </style:style>
    <style:style style:name="P5" style:parent-style-name="KeinLeerraum" style:family="paragraph">
      <style:paragraph-properties fo:break-before="page"/>
      <style:text-properties fo:text-transform="uppercase"/>
    </style:style>
    <style:style style:name="TableRow6" style:family="table-row">
      <style:table-row-properties style:min-row-height="1in"/>
    </style:style>
    <style:style style:name="TableCell7" style:family="table-cell">
      <style:table-cell-properties fo:border-top="none" fo:border-left="none" fo:border-bottom="0.0069in solid #5B9BD5" fo:border-right="none" style:writing-mode="lr-tb" style:vertical-align="middle" fo:padding-top="0in" fo:padding-left="0.075in" fo:padding-bottom="0in" fo:padding-right="0.075in"/>
    </style:style>
    <style:style style:name="P8" style:parent-style-name="KeinLeerraum" style:family="paragraph">
      <style:paragraph-properties fo:text-align="center"/>
    </style:style>
    <style:style style:name="T9" style:parent-style-name="Absatz-Standardschriftart" style:family="text">
      <style:text-properties style:font-name="Cambria" style:font-name-asian="Times New Roman" style:font-name-complex="Arabic Typesetting" fo:color="#002060" fo:font-size="36pt" style:font-size-asian="36pt" style:font-size-complex="36pt" style:language-asian="en" style:country-asian="US"/>
    </style:style>
    <style:style style:name="TableRow10" style:family="table-row">
      <style:table-row-properties style:min-row-height="0.5in"/>
    </style:style>
    <style:style style:name="TableCell11" style:family="table-cell">
      <style:table-cell-properties fo:border-top="0.0069in solid #5B9BD5" fo:border-left="none" fo:border-bottom="none" fo:border-right="none" style:writing-mode="lr-tb" style:vertical-align="middle" fo:padding-top="0in" fo:padding-left="0.075in" fo:padding-bottom="0in" fo:padding-right="0.075in"/>
    </style:style>
    <style:style style:name="P12" style:parent-style-name="KeinLeerraum" style:family="paragraph">
      <style:paragraph-properties fo:text-align="center"/>
    </style:style>
    <style:style style:name="T13" style:parent-style-name="Absatz-Standardschriftart" style:family="text">
      <style:text-properties fo:color="#002060" fo:font-size="22pt" style:font-size-asian="22pt" style:font-size-complex="22pt"/>
    </style:style>
    <style:style style:name="TableRow14" style:family="table-row">
      <style:table-row-properties style:min-row-height="0.25in"/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" style:parent-style-name="KeinLeerraum" style:family="paragraph">
      <style:paragraph-properties fo:text-align="center"/>
    </style:style>
    <style:style style:name="P17" style:parent-style-name="Titel" style:family="paragraph">
      <style:paragraph-properties fo:text-align="center"/>
    </style:style>
    <style:style style:name="T18" style:parent-style-name="Absatz-Standardschriftart" style:family="text">
      <style:text-properties style:font-name="Cambria" fo:font-size="10pt" style:font-size-asian="10pt"/>
    </style:style>
    <style:style style:name="P19" style:parent-style-name="Standard" style:family="paragraph">
      <style:text-properties fo:font-weight="bold" style:font-weight-asian="bold" fo:font-size="14pt" style:font-size-asian="14pt" style:font-size-complex="14pt"/>
    </style:style>
    <style:style style:name="P20" style:parent-style-name="Standard" style:family="paragraph">
      <style:text-properties fo:font-weight="bold" style:font-weight-asian="bold"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weight="bold" style:font-weight-asian="bold"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TableColumn26" style:family="table-column">
      <style:table-column-properties style:column-width="0.3861in"/>
    </style:style>
    <style:style style:name="TableColumn27" style:family="table-column">
      <style:table-column-properties style:column-width="5.8826in"/>
    </style:style>
    <style:style style:name="Table25" style:family="table">
      <style:table-properties style:width="6.2687in" style:rel-width="100%" fo:margin-left="0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P30" style:parent-style-name="Standard" style:family="paragraph">
      <style:paragraph-properties fo:text-align="center" fo:margin-bottom="0in" fo:line-height="100%"/>
    </style:style>
    <style:style style:name="TableCell31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P32" style:parent-style-name="Tipptext" style:family="paragraph"/>
    <style:style style:name="P33" style:parent-style-name="Tipptext" style:family="paragraph"/>
    <style:style style:name="P34" style:parent-style-name="Tipptext" style:family="paragraph"/>
    <style:style style:name="P35" style:parent-style-name="Tipptext" style:family="paragraph">
      <style:paragraph-properties fo:margin-left="0.25in">
        <style:tab-stops/>
      </style:paragraph-properties>
    </style:style>
    <style:style style:name="TableColumn37" style:family="table-column">
      <style:table-column-properties style:column-width="0.3861in"/>
    </style:style>
    <style:style style:name="TableColumn38" style:family="table-column">
      <style:table-column-properties style:column-width="5.8826in"/>
    </style:style>
    <style:style style:name="Table36" style:family="table">
      <style:table-properties style:width="6.2687in" style:rel-width="100%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P41" style:parent-style-name="Standard" style:family="paragraph">
      <style:paragraph-properties fo:text-align="center" fo:margin-bottom="0in" fo:line-height="100%"/>
    </style:style>
    <style:style style:name="TableCell42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T43" style:parent-style-name="Absatz-Standardschriftart" style:family="text">
      <style:text-properties fo:font-style="italic" style:font-style-asian="italic" style:font-style-complex="italic" fo:color="#7F7F7F" fo:font-size="8pt" style:font-size-asian="8pt"/>
    </style:style>
    <style:style style:name="TableColumn45" style:family="table-column">
      <style:table-column-properties style:column-width="0.3861in"/>
    </style:style>
    <style:style style:name="TableColumn46" style:family="table-column">
      <style:table-column-properties style:column-width="5.8826in"/>
    </style:style>
    <style:style style:name="Table44" style:family="table">
      <style:table-properties style:width="6.2687in" style:rel-width="100%" fo:margin-left="0in" table:align="left"/>
    </style:style>
    <style:style style:name="TableRow47" style:family="table-row">
      <style:table-row-properties/>
    </style:style>
    <style:style style:name="TableCell48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P49" style:parent-style-name="Standard" style:family="paragraph">
      <style:paragraph-properties fo:text-align="center" fo:margin-bottom="0in" fo:line-height="100%"/>
    </style:style>
    <style:style style:name="TableCell50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TableColumn52" style:family="table-column">
      <style:table-column-properties style:column-width="0.3861in"/>
    </style:style>
    <style:style style:name="TableColumn53" style:family="table-column">
      <style:table-column-properties style:column-width="5.8826in"/>
    </style:style>
    <style:style style:name="Table51" style:family="table">
      <style:table-properties style:width="6.2687in" style:rel-width="100%" fo:margin-left="0in" table:align="left"/>
    </style:style>
    <style:style style:name="TableRow54" style:family="table-row">
      <style:table-row-properties/>
    </style:style>
    <style:style style:name="TableCell55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P56" style:parent-style-name="Standard" style:family="paragraph">
      <style:paragraph-properties fo:text-align="center" fo:margin-bottom="0in" fo:line-height="100%"/>
    </style:style>
    <style:style style:name="TableCell57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TableRow58" style:family="table-row">
      <style:table-row-properties/>
    </style:style>
    <style:style style:name="TableCell59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P60" style:parent-style-name="Standard" style:family="paragraph">
      <style:paragraph-properties fo:text-align="center" fo:margin-bottom="0in" fo:line-height="100%"/>
    </style:style>
    <style:style style:name="TableCell61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TableColumn63" style:family="table-column">
      <style:table-column-properties style:column-width="0.3861in"/>
    </style:style>
    <style:style style:name="TableColumn64" style:family="table-column">
      <style:table-column-properties style:column-width="5.8826in"/>
    </style:style>
    <style:style style:name="Table62" style:family="table">
      <style:table-properties style:width="6.2687in" style:rel-width="100%" fo:margin-left="0in" table:align="left"/>
    </style:style>
    <style:style style:name="TableRow65" style:family="table-row">
      <style:table-row-properties/>
    </style:style>
    <style:style style:name="TableCell66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P67" style:parent-style-name="Standard" style:family="paragraph">
      <style:paragraph-properties fo:text-align="center" fo:margin-bottom="0in" fo:line-height="100%"/>
    </style:style>
    <style:style style:name="TableCell68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TableColumn70" style:family="table-column">
      <style:table-column-properties style:column-width="0.9861in"/>
    </style:style>
    <style:style style:name="TableColumn71" style:family="table-column">
      <style:table-column-properties style:column-width="1.302in"/>
    </style:style>
    <style:style style:name="TableColumn72" style:family="table-column">
      <style:table-column-properties style:column-width="0.1173in"/>
    </style:style>
    <style:style style:name="TableColumn73" style:family="table-column">
      <style:table-column-properties style:column-width="0.0041in"/>
    </style:style>
    <style:style style:name="TableColumn74" style:family="table-column">
      <style:table-column-properties style:column-width="0.5465in"/>
    </style:style>
    <style:style style:name="TableColumn75" style:family="table-column">
      <style:table-column-properties style:column-width="0.3854in"/>
    </style:style>
    <style:style style:name="TableColumn76" style:family="table-column">
      <style:table-column-properties style:column-width="0.9208in"/>
    </style:style>
    <style:style style:name="TableColumn77" style:family="table-column">
      <style:table-column-properties style:column-width="0.5562in"/>
    </style:style>
    <style:style style:name="TableColumn78" style:family="table-column">
      <style:table-column-properties style:column-width="0.7458in"/>
    </style:style>
    <style:style style:name="TableColumn79" style:family="table-column">
      <style:table-column-properties style:column-width="0.1145in"/>
    </style:style>
    <style:style style:name="TableColumn80" style:family="table-column">
      <style:table-column-properties style:column-width="0.5854in"/>
    </style:style>
    <style:style style:name="TableColumn81" style:family="table-column">
      <style:table-column-properties style:column-width="0.0381in"/>
    </style:style>
    <style:style style:name="Table69" style:family="table">
      <style:table-properties style:width="6.3027in" style:rel-width="100.6%" fo:margin-left="-0.0034in" table:align="left"/>
    </style:style>
    <style:style style:name="TableRow82" style:family="table-row">
      <style:table-row-properties/>
    </style:style>
    <style:style style:name="TableCell83" style:family="table-cell">
      <style:table-cell-properties fo:border="0.0069in solid #5B9BD5" fo:background-color="#DEEAF6" style:writing-mode="lr-tb" style:vertical-align="bottom" fo:padding-top="0in" fo:padding-left="0.1in" fo:padding-bottom="0in" fo:padding-right="0.1in"/>
    </style:style>
    <style:style style:name="P84" style:parent-style-name="Standard" style:family="paragraph">
      <style:paragraph-properties fo:keep-with-next="always" fo:margin-top="0.0833in" fo:margin-bottom="0.0833in" fo:line-height="100%"/>
      <style:text-properties fo:font-weight="bold" style:font-weight-asian="bold"/>
    </style:style>
    <style:style style:name="TableCell85" style:family="table-cell">
      <style:table-cell-properties fo:border="0.0069in solid #5B9BD5" fo:background-color="#DEEAF6" style:writing-mode="lr-tb" style:vertical-align="bottom" fo:padding-top="0in" fo:padding-left="0.1in" fo:padding-bottom="0in" fo:padding-right="0.1in"/>
    </style:style>
    <style:style style:name="P86" style:parent-style-name="Standard" style:family="paragraph">
      <style:paragraph-properties fo:keep-with-next="always" fo:margin-top="0.0833in" fo:margin-bottom="0.0833in" fo:line-height="100%"/>
      <style:text-properties fo:font-weight="bold" style:font-weight-asian="bold"/>
    </style:style>
    <style:style style:name="TableCell87" style:family="table-cell">
      <style:table-cell-properties fo:border="0.0069in solid #5B9BD5" fo:background-color="#DEEAF6" style:writing-mode="lr-tb" style:vertical-align="bottom" fo:padding-top="0in" fo:padding-left="0.1in" fo:padding-bottom="0in" fo:padding-right="0.1in"/>
    </style:style>
    <style:style style:name="P88" style:parent-style-name="Standard" style:family="paragraph">
      <style:paragraph-properties fo:keep-with-next="always" fo:margin-top="0.0833in" fo:margin-bottom="0.0833in" fo:line-height="100%"/>
      <style:text-properties fo:font-weight="bold" style:font-weight-asian="bold"/>
    </style:style>
    <style:style style:name="TableCell89" style:family="table-cell">
      <style:table-cell-properties fo:border="none" style:writing-mode="lr-tb" fo:padding-top="0in" fo:padding-left="0.0069in" fo:padding-bottom="0in" fo:padding-right="0.0069in"/>
    </style:style>
    <style:style style:name="P90" style:parent-style-name="Standard" style:family="paragraph">
      <style:paragraph-properties fo:keep-with-next="always" fo:margin-top="0.0833in" fo:margin-bottom="0.0833in" fo:line-height="100%"/>
      <style:text-properties fo:font-weight="bold" style:font-weight-asian="bold"/>
    </style:style>
    <style:style style:name="TableRow91" style:family="table-row">
      <style:table-row-properties/>
    </style:style>
    <style:style style:name="TableCell92" style:family="table-cell">
      <style:table-cell-properties fo:border="0.0069in solid #5B9BD5" style:writing-mode="lr-tb" fo:padding-top="0in" fo:padding-left="0.1in" fo:padding-bottom="0in" fo:padding-right="0.1in"/>
    </style:style>
    <style:style style:name="P93" style:parent-style-name="Standard" style:family="paragraph">
      <style:paragraph-properties fo:margin-top="0.0833in" fo:margin-bottom="0.0833in" fo:line-height="100%"/>
    </style:style>
    <style:style style:name="TableCell94" style:family="table-cell">
      <style:table-cell-properties fo:border="0.0069in solid #5B9BD5" style:writing-mode="lr-tb" fo:padding-top="0in" fo:padding-left="0.1in" fo:padding-bottom="0in" fo:padding-right="0.1in"/>
    </style:style>
    <style:style style:name="P95" style:parent-style-name="Standard" style:family="paragraph">
      <style:paragraph-properties fo:margin-top="0.0833in" fo:margin-bottom="0.0833in" fo:line-height="100%"/>
    </style:style>
    <style:style style:name="TableCell96" style:family="table-cell">
      <style:table-cell-properties fo:border="0.0069in solid #5B9BD5" style:writing-mode="lr-tb" fo:padding-top="0in" fo:padding-left="0.1in" fo:padding-bottom="0in" fo:padding-right="0.1in"/>
    </style:style>
    <style:style style:name="P97" style:parent-style-name="Standard" style:family="paragraph">
      <style:paragraph-properties fo:margin-top="0.0833in" fo:margin-bottom="0.0833in" fo:line-height="100%"/>
    </style:style>
    <style:style style:name="TableCell98" style:family="table-cell">
      <style:table-cell-properties fo:border="none" style:writing-mode="lr-tb" fo:padding-top="0in" fo:padding-left="0.0069in" fo:padding-bottom="0in" fo:padding-right="0.0069in"/>
    </style:style>
    <style:style style:name="P99" style:parent-style-name="Standard" style:family="paragraph">
      <style:paragraph-properties fo:margin-top="0.0833in" fo:margin-bottom="0.0833in" fo:line-height="100%"/>
    </style:style>
    <style:style style:name="TableRow100" style:family="table-row">
      <style:table-row-properties/>
    </style:style>
    <style:style style:name="TableCell101" style:family="table-cell">
      <style:table-cell-properties fo:border="0.0069in solid #5B9BD5" style:writing-mode="lr-tb" fo:padding-top="0in" fo:padding-left="0.1in" fo:padding-bottom="0in" fo:padding-right="0.1in"/>
    </style:style>
    <style:style style:name="P102" style:parent-style-name="Standard" style:family="paragraph">
      <style:paragraph-properties fo:margin-top="0.0833in" fo:margin-bottom="0.0833in" fo:line-height="100%"/>
    </style:style>
    <style:style style:name="TableCell103" style:family="table-cell">
      <style:table-cell-properties fo:border="0.0069in solid #5B9BD5" style:writing-mode="lr-tb" fo:padding-top="0in" fo:padding-left="0.1in" fo:padding-bottom="0in" fo:padding-right="0.1in"/>
    </style:style>
    <style:style style:name="P104" style:parent-style-name="Standard" style:family="paragraph">
      <style:paragraph-properties fo:margin-top="0.0833in" fo:margin-bottom="0.0833in" fo:line-height="100%"/>
    </style:style>
    <style:style style:name="TableCell105" style:family="table-cell">
      <style:table-cell-properties fo:border="0.0069in solid #5B9BD5" style:writing-mode="lr-tb" fo:padding-top="0in" fo:padding-left="0.1in" fo:padding-bottom="0in" fo:padding-right="0.1in"/>
    </style:style>
    <style:style style:name="P106" style:parent-style-name="Standard" style:family="paragraph">
      <style:paragraph-properties fo:margin-top="0.0833in" fo:margin-bottom="0.0833in" fo:line-height="100%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Standard" style:family="paragraph">
      <style:paragraph-properties fo:margin-top="0.0833in" fo:margin-bottom="0.0833in" fo:line-height="100%"/>
    </style:style>
    <style:style style:name="TableRow109" style:family="table-row">
      <style:table-row-properties style:min-row-height="0.75in"/>
    </style:style>
    <style:style style:name="TableCell110" style:family="table-cell">
      <style:table-cell-properties fo:border-top="none" fo:border-left="none" fo:border-bottom="0.0138in solid #404040" fo:border-right="none" style:writing-mode="lr-tb" style:vertical-align="bottom" fo:padding-top="0in" fo:padding-left="0in" fo:padding-bottom="0in" fo:padding-right="0in"/>
    </style:style>
    <style:style style:name="TableCell111" style:family="table-cell">
      <style:table-cell-properties fo:border-top="none" fo:border-left="none" fo:border-bottom="0.0138in solid #404040" fo:border-right="none" style:writing-mode="lr-tb" style:vertical-align="bottom" fo:padding-top="0in" fo:padding-left="0in" fo:padding-bottom="0in" fo:padding-right="0in"/>
    </style:style>
    <style:style style:name="TableCell112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13" style:family="table-cell">
      <style:table-cell-properties fo:border-top="none" fo:border-left="none" fo:border-bottom="0.0138in solid #404040" fo:border-right="none" style:writing-mode="lr-tb" style:vertical-align="bottom" fo:padding-top="0in" fo:padding-left="0in" fo:padding-bottom="0in" fo:padding-right="0in"/>
    </style:style>
    <style:style style:name="TableCell1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15" style:family="table-cell">
      <style:table-cell-properties fo:border-top="none" fo:border-left="none" fo:border-bottom="0.0138in solid #404040" fo:border-right="none" style:writing-mode="lr-tb" style:vertical-align="bottom" fo:padding-top="0in" fo:padding-left="0in" fo:padding-bottom="0in" fo:padding-right="0in"/>
    </style:style>
    <style:style style:name="TableCell116" style:family="table-cell">
      <style:table-cell-properties fo:border-top="none" fo:border-left="none" fo:border-bottom="0.0138in solid #404040" fo:border-right="none" style:writing-mode="lr-tb" style:vertical-align="bottom" fo:padding-top="0in" fo:padding-left="0in" fo:padding-bottom="0in" fo:padding-right="0in"/>
    </style:style>
    <style:style style:name="TableCell117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18" style:family="table-cell">
      <style:table-cell-properties fo:border-top="none" fo:border-left="none" fo:border-bottom="0.0138in solid #404040" fo:border-right="none" style:writing-mode="lr-tb" style:vertical-align="bottom" fo:padding-top="0in" fo:padding-left="0in" fo:padding-bottom="0in" fo:padding-right="0in"/>
    </style:style>
    <style:style style:name="TableRow119" style:family="table-row">
      <style:table-row-properties/>
    </style:style>
    <style:style style:name="TableCell120" style:family="table-cell">
      <style:table-cell-properties fo:border-top="0.0138in solid #404040" fo:border-left="none" fo:border-bottom="none" fo:border-right="none" style:writing-mode="lr-tb" fo:padding-top="0in" fo:padding-left="0in" fo:padding-bottom="0in" fo:padding-right="0in"/>
    </style:style>
    <style:style style:name="TableCell121" style:family="table-cell">
      <style:table-cell-properties fo:border-top="0.0138in solid #404040" fo:border-left="none" fo:border-bottom="none" fo:border-right="none" style:writing-mode="lr-tb" fo:padding-top="0in" fo:padding-left="0in" fo:padding-bottom="0in" fo:padding-right="0in"/>
    </style:style>
    <style:style style:name="TableCell122" style:family="table-cell">
      <style:table-cell-properties fo:border="none" style:writing-mode="lr-tb" fo:padding-top="0in" fo:padding-left="0in" fo:padding-bottom="0in" fo:padding-right="0in"/>
    </style:style>
    <style:style style:name="TableCell123" style:family="table-cell">
      <style:table-cell-properties fo:border-top="0.0138in solid #404040" fo:border-left="none" fo:border-bottom="none" fo:border-right="none" style:writing-mode="lr-tb" fo:padding-top="0in" fo:padding-left="0in" fo:padding-bottom="0in" fo:padding-right="0in"/>
    </style:style>
    <style:style style:name="TableCell124" style:family="table-cell">
      <style:table-cell-properties fo:border="none" style:writing-mode="lr-tb" fo:padding-top="0in" fo:padding-left="0in" fo:padding-bottom="0in" fo:padding-right="0in"/>
    </style:style>
    <style:style style:name="TableCell125" style:family="table-cell">
      <style:table-cell-properties fo:border-top="0.0138in solid #404040" fo:border-left="none" fo:border-bottom="none" fo:border-right="none" style:writing-mode="lr-tb" fo:padding-top="0in" fo:padding-left="0in" fo:padding-bottom="0in" fo:padding-right="0in"/>
    </style:style>
    <style:style style:name="TableCell126" style:family="table-cell">
      <style:table-cell-properties fo:border-top="0.0138in solid #404040" fo:border-left="none" fo:border-bottom="none" fo:border-right="none" style:writing-mode="lr-tb" fo:padding-top="0in" fo:padding-left="0in" fo:padding-bottom="0in" fo:padding-right="0in"/>
    </style:style>
    <style:style style:name="TableCell127" style:family="table-cell">
      <style:table-cell-properties fo:border="none" style:writing-mode="lr-tb" fo:padding-top="0in" fo:padding-left="0in" fo:padding-bottom="0in" fo:padding-right="0in"/>
    </style:style>
    <style:style style:name="TableCell128" style:family="table-cell">
      <style:table-cell-properties fo:border-top="0.0138in solid #404040" fo:border-left="none" fo:border-bottom="none" fo:border-right="none" style:writing-mode="lr-tb" fo:padding-top="0in" fo:padding-left="0in" fo:padding-bottom="0in" fo:padding-right="0in"/>
    </style:style>
    <style:style style:family="graphic" style:name="a1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</table:table-cell>
        </table:table-row>
        <table:table-row table:style-name="TableRow6">
          <table:table-cell table:style-name="TableCell7">
            <text:p text:style-name="P8"><text:span text:style-name="T9">Android - Drilling Assistent</text:span></text:p>
          </table:table-cell>
        </table:table-row>
        <table:table-row table:style-name="TableRow10">
          <table:table-cell table:style-name="TableCell11">
            <text:p text:style-name="P12"><text:span text:style-name="T13">Pflichtenheft</text:span></text:p>
          </table:table-cell>
        </table:table-row>
        <table:table-row table:style-name="TableRow14">
          <table:table-cell table:style-name="TableCell15">
            <text:p text:style-name="P16"/>
          </table:table-cell>
        </table:table-row>
      </table:table>
      <text:p text:style-name="P17"><draw:custom-shape svg:x="-0.46875in" svg:y="3.70764in" svg:width="0.77014in" svg:height="0.94792in" draw:z-index="251660288" draw:id="id0" draw:style-name="a1" draw:name="Rechteck 6" text:anchor-type="paragraph"><svg:title/><svg:desc/><draw:enhanced-geometry draw:type="non-primitive" svg:viewBox="0 0 21600 21600" draw:enhanced-path="M 0 0 L 21600 0 21600 21600 0 21600 Z N" draw:mirror-vertical="true"/></draw:custom-shape><draw:custom-shape svg:width="0.49306in" svg:height="0.36528in" draw:z-index="251659264" draw:id="id1" draw:style-name="a2" draw:transform="translate(-0.24653in -0.18264in) rotate(-1.5708) translate(-0.17222in 0.18056in)" draw:name="Rechteck 3" text:anchor-type="paragraph"><svg:title/><svg:desc/><draw:enhanced-geometry draw:type="non-primitive" svg:viewBox="0 0 21600 21600" draw:enhanced-path="M 0 0 L 21600 0 21600 21600 0 21600 Z N"/></draw:custom-shape><text:span text:style-name="T18">Ausgabe, vom 19.09.2018</text:span></text:p>
      <text:p text:style-name="Standard"/>
      <text:p text:style-name="Standard"/>
      <text:p text:style-name="Standard"/>
      <text:p text:style-name="P19">Maier Christopher</text:p>
      <text:p text:style-name="P20"/>
      <text:p text:style-name="P21">5BHWII – 2018/2019</text:p>
      <text:p text:style-name="P22">Softwareentwicklung- und Projektmanagement</text:p>
      <text:p text:style-name="P23"/>
      <text:p text:style-name="P24">Betreuende Lehrperson:<text:s/>Prof. Köllö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el">Android App - Drilling Assistent</text:p>
      <text:p text:style-name="Untertitel">19.09.2018</text:p>
      <text:h text:style-name="Überschrift1" text:outline-level="1">Übersicht</text:h>
      <text:h text:style-name="Überschrift2" text:outline-level="2">Projekthintergrund und Beschreibung</text:h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<text:s/></text:p>
            <text:p text:style-name="Standard"/>
            <text:p text:style-name="Standard"/>
          </table:table-cell>
          <table:table-cell table:style-name="TableCell31">
            <text:p text:style-name="Tipptext">Es soll ein Android App entwickelt werden, welche automatisch nach Eingabe der Anzahl der Löcher die entsprechenden anderen Parameter<text:s/>berechnet (Abstand zwischen den Bohrungen, Maximalabstand), die Anordnung der Bohrungen darstellt. Somit soll die Effizienz beim Bohren mehrerer Platten gesteigert werden.<text:s/></text:p>
            <text:p text:style-name="Tipptext">Die Applikation soll die Berechnung auf Basis der eigegebenen Daten durchführen und<text:s/>danach die Bohrungen darstellen. Folgende Parameter müssen dabei vom User angegeben werden:</text:p>
            <text:list text:style-name="LFO13" text:continue-numbering="true">
              <text:list-item>
                <text:p text:style-name="P32">Anzahl der Löcher<text:s/></text:p>
              </text:list-item>
              <text:list-item>
                <text:p text:style-name="P33">Länge der zu bohrenden Platte</text:p>
              </text:list-item>
              <text:list-item>
                <text:p text:style-name="P34">Breite der zu bohrende Platte<text:s/></text:p>
              </text:list-item>
            </text:list>
            <text:p text:style-name="P35"/>
            <text:p text:style-name="Tipptext">Applikation für Android API 15;</text:p>
          </table:table-cell>
        </table:table-row>
      </table:table>
      <text:p text:style-name="Standard"/>
      <text:h text:style-name="Überschrift2" text:outline-level="2">Projektumfang</text:h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Tipptext">Applikation nach obenstehenden<text:s/>Anforderungen;</text:p>
            <text:p text:style-name="Tipptext">Testen auf Emulator oder (Hardware-) Smartphone;</text:p>
            <text:p text:style-name="Tipptext">Ausschluss von ungültigen Usereingaben;</text:p>
            <text:p text:style-name="Tipptext">Upload von Änderungen auf GitHub (https://github.com/christopher-maier/Drilling-assistent);</text:p>
            <text:p text:style-name="Standard"><text:span text:style-name="T43">Wochenberichte;</text:span></text:p>
          </table:table-cell>
        </table:table-row>
      </table:table>
      <text:p text:style-name="Standard"/>
      <text:h text:style-name="Überschrift2" text:outline-level="2">Optionale Kriterien</text:h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Tipptext">Speicherung von<text:s/>Plattenkonfigurationen in einer Datenbank;</text:p>
            <text:p text:style-name="Tipptext">Berechnungsfeature: Maximale Anzahl der Löcher die auf der gesamten Platte Platz hätten (Lochplatte);</text:p>
            <text:p text:style-name="Tipptext">Berechnung auf Basis der Angabe des Abstands zwischen den Bohrungen;</text:p>
            <text:p text:style-name="Tipptext">Berechnung auf Basis der Angabe des Durchmessers;</text:p>
            <text:p text:style-name="Tipptext">Randabstand Angabe Feature hinzufügen;</text:p>
          </table:table-cell>
        </table:table-row>
      </table:table>
      <text:p text:style-name="Standard"/>
      <text:p text:style-name="Standard"/>
      <text:p text:style-name="Standard"/>
      <text:p text:style-name="Standard"/>
      <text:h text:style-name="Überschrift2" text:outline-level="2">Betroffene Parteien</text:h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Tipptext">Auftraggeber <text:s text:c="100"/>BKK. Köllö Szabolcs</text:p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Tipptext">Projektumsetzung<text:s/><text:s text:c="92"/>Maier Christopher</text:p>
          </table:table-cell>
        </table:table-row>
      </table:table>
      <text:h text:style-name="Überschrift2" text:outline-level="2">Implementierungsplan</text:h>
      <table:table table:style-name="Table62">
        <table:table-columns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Tipptext">Siehe D:\5BHWII\SWP-SEPM\Docs -&gt; „App - Meilensteine“</text:p>
          </table:table-cell>
        </table:table-row>
      </table:table>
      <text:p text:style-name="Standard"/>
      <text:h text:style-name="Überschrift1" text:outline-level="1">Genehmigungen und Berechtigungen</text:h>
      <text:p text:style-name="Standard">Wir genehmigen das Projekt wie<text:s/>vorstehend beschrieben und beauftragen das Team, das Projekt fortzuführen.</text:p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  <table:table-column table:style-name="TableColumn81"/>
        </table:table-columns>
        <table:table-row table:style-name="TableRow82">
          <table:table-cell table:style-name="TableCell83" table:number-columns-spanned="4">
            <text:p text:style-name="P84">Name</text:p>
          </table:table-cell>
          <table:covered-table-cell/>
          <table:covered-table-cell/>
          <table:covered-table-cell/>
          <table:table-cell table:style-name="TableCell85" table:number-columns-spanned="4">
            <text:p text:style-name="P86">Position</text:p>
          </table:table-cell>
          <table:covered-table-cell/>
          <table:covered-table-cell/>
          <table:covered-table-cell/>
          <table:table-cell table:style-name="TableCell87" table:number-columns-spanned="3">
            <text:p text:style-name="P88">Datum</text:p>
          </table:table-cell>
          <table:covered-table-cell/>
          <table:covered-table-cell/>
          <table:table-cell table:style-name="TableCell89">
            <text:p text:style-name="P90"/>
          </table:table-cell>
        </table:table-row>
        <table:table-row table:style-name="TableRow91">
          <table:table-cell table:style-name="TableCell92" table:number-columns-spanned="4">
            <text:p text:style-name="P93"/>
          </table:table-cell>
          <table:covered-table-cell/>
          <table:covered-table-cell/>
          <table:covered-table-cell/>
          <table:table-cell table:style-name="TableCell94" table:number-columns-spanned="4">
            <text:p text:style-name="P95"/>
          </table:table-cell>
          <table:covered-table-cell/>
          <table:covered-table-cell/>
          <table:covered-table-cell/>
          <table:table-cell table:style-name="TableCell96" table:number-columns-spanned="3">
            <text:p text:style-name="P97"/>
          </table:table-cell>
          <table:covered-table-cell/>
          <table:covered-table-cell/>
          <table:table-cell table:style-name="TableCell98">
            <text:p text:style-name="P99"/>
          </table:table-cell>
        </table:table-row>
        <table:table-row table:style-name="TableRow100">
          <table:table-cell table:style-name="TableCell101" table:number-columns-spanned="4">
            <text:p text:style-name="P102"/>
          </table:table-cell>
          <table:covered-table-cell/>
          <table:covered-table-cell/>
          <table:covered-table-cell/>
          <table:table-cell table:style-name="TableCell103" table:number-columns-spanned="4">
            <text:p text:style-name="P104"/>
          </table:table-cell>
          <table:covered-table-cell/>
          <table:covered-table-cell/>
          <table:covered-table-cell/>
          <table:table-cell table:style-name="TableCell105" table:number-columns-spanned="3">
            <text:p text:style-name="P106"/>
          </table:table-cell>
          <table:covered-table-cell/>
          <table:covered-table-cell/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KeinLeerraum"/>
            <text:p text:style-name="KeinLeerraum"/>
            <text:p text:style-name="KeinLeerraum"/>
            <text:p text:style-name="KeinLeerraum"/>
          </table:table-cell>
          <table:table-cell table:style-name="TableCell111">
            <text:p text:style-name="KeinLeerraum"/>
          </table:table-cell>
          <table:table-cell table:style-name="TableCell112">
            <text:p text:style-name="KeinLeerraum"/>
          </table:table-cell>
          <table:table-cell table:style-name="TableCell113" table:number-columns-spanned="2">
            <text:p text:style-name="KeinLeerraum"/>
          </table:table-cell>
          <table:covered-table-cell/>
          <table:table-cell table:style-name="TableCell114">
            <text:p text:style-name="KeinLeerraum"/>
          </table:table-cell>
          <table:table-cell table:style-name="TableCell115">
            <text:p text:style-name="KeinLeerraum"/>
          </table:table-cell>
          <table:table-cell table:style-name="TableCell116" table:number-columns-spanned="2">
            <text:p text:style-name="KeinLeerraum"/>
          </table:table-cell>
          <table:covered-table-cell/>
          <table:table-cell table:style-name="TableCell117">
            <text:p text:style-name="KeinLeerraum"/>
          </table:table-cell>
          <table:table-cell table:style-name="TableCell118" table:number-columns-spanned="2">
            <text:p text:style-name="KeinLeerraum"/>
          </table:table-cell>
          <table:covered-table-cell/>
        </table:table-row>
        <table:table-row table:style-name="TableRow119">
          <table:table-cell table:style-name="TableCell120">
            <text:p text:style-name="Standard">Genehmigt von</text:p>
          </table:table-cell>
          <table:table-cell table:style-name="TableCell121">
            <text:p text:style-name="Standard"/>
          </table:table-cell>
          <table:table-cell table:style-name="TableCell122">
            <text:p text:style-name="Standard"/>
          </table:table-cell>
          <table:table-cell table:style-name="TableCell123" table:number-columns-spanned="2">
            <text:p text:style-name="Standard">Datum</text:p>
          </table:table-cell>
          <table:covered-table-cell/>
          <table:table-cell table:style-name="TableCell124">
            <text:p text:style-name="Standard"/>
          </table:table-cell>
          <table:table-cell table:style-name="TableCell125">
            <text:p text:style-name="Standard">Genehmigt von</text:p>
          </table:table-cell>
          <table:table-cell table:style-name="TableCell126" table:number-columns-spanned="2">
            <text:p text:style-name="Standard"/>
          </table:table-cell>
          <table:covered-table-cell/>
          <table:table-cell table:style-name="TableCell127">
            <text:p text:style-name="Standard"/>
          </table:table-cell>
          <table:table-cell table:style-name="TableCell128" table:number-columns-spanned="2">
            <text:p text:style-name="Standard">Datum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abic Typesetting" svg:font-family="Arabic Typesetting" style:font-family-generic="script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25in" fo:line-height="120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04040" fo:letter-spacing="normal" style:text-scale="100%" style:letter-kerning="false" style:text-position="0% 100%" fo:font-size="9pt" style:font-size-asian="9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4166in" fo:margin-bottom="0.1666in" fo:line-height="100%"/>
      <style:text-properties fo:font-weight="bold" style:font-weight-asian="bold" style:font-weight-complex="bold" fo:text-transform="uppercase" fo:color="#1F4E79" fo:font-size="14pt" style:font-size-asian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25in" fo:margin-bottom="0.0833in" fo:line-height="100%"/>
      <style:text-properties fo:font-weight="bold" style:font-weight-asian="bold" style:font-weight-complex="bold" fo:color="#5B9BD5" fo:font-size="12pt" style:font-size-asian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list-style style:name="WW_OutlineListStyle_10" style:display-name="WW_OutlineListStyle_10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itel" style:display-name="Titel" style:family="paragraph" style:parent-style-name="Standard" style:next-style-name="Standard">
      <style:paragraph-properties fo:border-top="none" fo:border-left="0.0937in double #1F4E79" style:border-line-width-left="0.0312in 0.0312in 0.0312in" fo:border-bottom="none" fo:border-right="none" fo:padding-top="0in" fo:padding-left="0.0555in" fo:padding-bottom="0in" fo:padding-right="0in" style:shadow="none" fo:margin-bottom="0in" fo:line-height="0.2916in"/>
      <style:text-properties style:font-name="Arial Black" style:font-name-asian="Times New Roman" fo:text-transform="uppercase" fo:color="#1F4E79" style:letter-kerning="true" fo:font-size="19pt" style:font-size-asian="19pt" fo:hyphenate="false"/>
    </style:style>
    <style:style style:name="TitelZchn" style:display-name="Titel Zchn" style:family="text" style:parent-style-name="Absatz-Standardschriftart">
      <style:text-properties style:font-name="Arial Black" style:font-name-asian="Times New Roman" style:font-name-complex="Times New Roman" fo:text-transform="uppercase" fo:color="#1F4E79" style:letter-kerning="true" fo:font-size="19pt" style:font-size-asian="19pt"/>
    </style:style>
    <style:style style:name="Untertitel" style:display-name="Untertitel" style:family="paragraph" style:parent-style-name="Standard" style:next-style-name="Standard">
      <style:paragraph-properties fo:border-top="none" fo:border-left="0.0937in double #1F4E79" style:border-line-width-left="0.0312in 0.0312in 0.0312in" fo:border-bottom="none" fo:border-right="none" fo:padding-top="0in" fo:padding-left="0.0555in" fo:padding-bottom="0in" fo:padding-right="0in" style:shadow="none" fo:margin-top="0.0555in" fo:margin-bottom="0in" fo:line-height="0.1944in"/>
      <style:text-properties fo:font-weight="bold" style:font-weight-asian="bold" style:font-weight-complex="bold" fo:color="#5B9BD5" fo:font-size="12pt" style:font-size-asian="12pt" fo:hyphenate="false"/>
    </style:style>
    <style:style style:name="UntertitelZchn" style:display-name="Untertitel Zchn" style:family="text" style:parent-style-name="Absatz-Standardschriftart">
      <style:text-properties fo:font-weight="bold" style:font-weight-asian="bold" style:font-weight-complex="bold" fo:color="#5B9BD5" fo:font-size="12pt" style:font-size-asian="12pt"/>
    </style:style>
    <style:style style:name="Überschrift1Zchn" style:display-name="Überschrift 1 Zchn" style:family="text" style:parent-style-name="Absatz-Standardschriftart">
      <style:text-properties fo:font-weight="bold" style:font-weight-asian="bold" style:font-weight-complex="bold" fo:text-transform="uppercase" fo:color="#1F4E79" fo:font-size="14pt" style:font-size-asian="14pt"/>
    </style:style>
    <style:style style:name="Tipptext" style:display-name="Tipptext" style:family="paragraph" style:parent-style-name="Standard">
      <style:paragraph-properties fo:margin-bottom="0.1111in" fo:line-height="110%" fo:margin-right="0.4in"/>
      <style:text-properties fo:font-style="italic" style:font-style-asian="italic" style:font-style-complex="italic" fo:color="#7F7F7F" fo:font-size="8pt" style:font-size-asian="8pt" fo:hyphenate="false"/>
    </style:style>
    <style:style style:name="Platzhaltertext" style:display-name="Platzhaltertext" style:family="text" style:parent-style-name="Absatz-Standardschriftart">
      <style:text-properties fo:color="#808080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Überschrift2Zchn" style:display-name="Überschrift 2 Zchn" style:family="text" style:parent-style-name="Absatz-Standardschriftart">
      <style:text-properties fo:font-weight="bold" style:font-weight-asian="bold" style:font-weight-complex="bold" fo:color="#5B9BD5" fo:font-size="12pt" style:font-size-asian="12pt"/>
    </style:style>
    <style:style style:name="Aufzählungszeichen" style:display-name="Aufzählungszeichen" style:family="paragraph" style:parent-style-name="Standard" style:list-style-name="LFO2">
      <style:paragraph-properties fo:margin-bottom="0.0416in"/>
      <style:text-properties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text-align="end" fo:margin-top="0.1388in" fo:margin-bottom="0in" fo:line-height="100%"/>
      <style:text-properties style:font-name="Arial Black" style:font-name-asian="Times New Roman" fo:color="#1F4E79" fo:font-size="10pt" style:font-size-asian="10pt" fo:hyphenate="false"/>
    </style:style>
    <style:style style:name="FußzeileZchn" style:display-name="Fußzeile Zchn" style:family="text" style:parent-style-name="Absatz-Standardschriftart">
      <style:text-properties style:font-name="Arial Black" style:font-name-asian="Times New Roman" style:font-name-complex="Times New Roman" fo:color="#1F4E79" fo:font-size="10pt" style:font-size-asian="10pt"/>
    </style:style>
    <style:style style:name="Fußnotentext" style:display-name="Fußnotentext" style:family="paragraph" style:parent-style-name="Standard">
      <style:paragraph-properties fo:margin-top="0.0972in" fo:margin-bottom="0in" fo:line-height="100%"/>
      <style:text-properties fo:font-style="italic" style:font-style-asian="italic" style:font-style-complex="italic" fo:font-size="7pt" style:font-size-asian="7pt" fo:hyphenate="false"/>
    </style:style>
    <style:style style:name="FußnotentextZchn" style:display-name="Fußnotentext Zchn" style:family="text" style:parent-style-name="Absatz-Standardschriftart">
      <style:text-properties fo:font-style="italic" style:font-style-asian="italic" style:font-style-complex="italic" fo:font-size="7pt" style:font-size-asian="7pt"/>
    </style:style>
    <style:style style:name="KeinLeerraumZchn" style:display-name="Kein Leerraum Zchn" style:family="text" style:parent-style-name="Absatz-Standardschriftart"/>
    <text:list-style style:name="WW_OutlineListStyle_9" style:display-name="WW_OutlineListStyle_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2LVL1" style:family="text">
      <style:text-properties style:font-name="Symbol" fo:color="#5B9BD5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LFO2" style:display-name="LFO2">
      <text:list-level-style-bullet text:level="1" text:style-name="WW_CharLFO12LVL1" text:bullet-char="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1">
      <text:outline-level-style text:level="1" style:num-format=""/>
      <text:outline-level-style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</text:outline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0.5in" fo:margin-left="1in" fo:margin-bottom="0.6in" fo:margin-right="1in" style:num-format="1" style:writing-mode="lr-tb">
        <style:footnote-sep style:width="0.007in" style:rel-width="33%" style:color="#40404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4in"/>
      </style:footer-style>
    </style:page-layout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right" style:vertical-pos="from-top"/>
    </style:style>
  </office:automatic-styles>
  <office:master-styles>
    <style:master-page style:name="MP0" style:page-layout-name="PL0">
      <style:header>
        <text:p text:style-name="Kopfzeile"><draw:frame draw:z-index="251659264" draw:style-name="a0" draw:name="Grafik 5" text:anchor-type="paragraph" svg:x="0in" svg:y="0.09861in" svg:width="6.26875in" svg:height="0.65486in" style:rel-width="scale" style:rel-height="scale"><draw:image xlink:href="media/image1.png" xlink:type="simple" xlink:show="embed" xlink:actuate="onLoad"/><svg:title/><svg:desc/></draw:frame></text:p>
        <text:p text:style-name="Kopfzeil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iplomarbeit - Pflichtenheft</dc:title>
    <dc:subject>Türgriff-Desinfektions-System</dc:subject>
    <meta:initial-creator>Christopher</meta:initial-creator>
    <dc:creator>Christopher Maier</dc:creator>
    <meta:creation-date>2018-06-25T21:02:00Z</meta:creation-date>
    <dc:date>2018-10-02T17:46:00Z</dc:date>
    <meta:template xlink:href="Projektumfang" xlink:type="simple"/>
    <meta:editing-cycles>55</meta:editing-cycles>
    <meta:editing-duration>PT0S</meta:editing-duration>
    <meta:user-defined meta:name="_TemplateID">TC029278139991</meta:user-defined>
    <meta:document-statistic meta:page-count="3" meta:paragraph-count="4" meta:word-count="287" meta:character-count="2092" meta:row-count="15" meta:non-whitespace-character-count="1809"/>
  </office:meta>
</office:document-meta>
</file>